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outer_cl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0.00474043" calcext:value-type="float">
            <text:p>0.00474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0.00474041" calcext:value-type="float">
            <text:p>0.00474041</text:p>
          </table:table-cell>
          <table:table-cell office:value-type="float" office:value="0.000374743" calcext:value-type="float">
            <text:p>0.000374743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0.00474039" calcext:value-type="float">
            <text:p>0.00474039</text:p>
          </table:table-cell>
          <table:table-cell office:value-type="float" office:value="0.000749436" calcext:value-type="float">
            <text:p>0.000749436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0.0047405" calcext:value-type="float">
            <text:p>0.0047405</text:p>
          </table:table-cell>
          <table:table-cell office:value-type="float" office:value="0.00112411" calcext:value-type="float">
            <text:p>0.00112411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0.00474056" calcext:value-type="float">
            <text:p>0.00474056</text:p>
          </table:table-cell>
          <table:table-cell office:value-type="float" office:value="0.00149895" calcext:value-type="float">
            <text:p>0.00149895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0.00474046" calcext:value-type="float">
            <text:p>0.00474046</text:p>
          </table:table-cell>
          <table:table-cell office:value-type="float" office:value="0.0018738" calcext:value-type="float">
            <text:p>0.0018738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0.00473978" calcext:value-type="float">
            <text:p>0.00473978</text:p>
          </table:table-cell>
          <table:table-cell office:value-type="float" office:value="0.00224934" calcext:value-type="float">
            <text:p>0.00224934</text:p>
          </table:table-cell>
        </table:table-row>
        <table:table-row table:style-name="ro1">
          <table:table-cell office:value-type="float" office:value="8153" calcext:value-type="float">
            <text:p>8153</text:p>
          </table:table-cell>
          <table:table-cell office:value-type="float" office:value="0.00473612" calcext:value-type="float">
            <text:p>0.00473612</text:p>
          </table:table-cell>
          <table:table-cell office:value-type="float" office:value="0.00263917" calcext:value-type="float">
            <text:p>0.00263917</text:p>
          </table:table-cell>
        </table:table-row>
        <table:table-row table:style-name="ro1">
          <table:table-cell office:value-type="float" office:value="8139" calcext:value-type="float">
            <text:p>8139</text:p>
          </table:table-cell>
          <table:table-cell table:style-name="ce1" office:value-type="float" office:value="0.00473186" calcext:value-type="float">
            <text:p>0.00473186</text:p>
          </table:table-cell>
          <table:table-cell table:style-name="ce1" office:value-type="float" office:value="0.00302757" calcext:value-type="float">
            <text:p>0.00302757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  <table:table-cell office:value-type="float" office:value="0.00472822" calcext:value-type="float">
            <text:p>0.00472822</text:p>
          </table:table-cell>
          <table:table-cell office:value-type="float" office:value="0.00341644" calcext:value-type="float">
            <text:p>0.00341644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float" office:value="0.00472482" calcext:value-type="float">
            <text:p>0.00472482</text:p>
          </table:table-cell>
          <table:table-cell office:value-type="float" office:value="0.00380483" calcext:value-type="float">
            <text:p>0.00380483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float" office:value="0.00472243" calcext:value-type="float">
            <text:p>0.00472243</text:p>
          </table:table-cell>
          <table:table-cell office:value-type="float" office:value="0.0041935" calcext:value-type="float">
            <text:p>0.0041935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table:style-name="ce1" office:value-type="float" office:value="0.0047206" calcext:value-type="float">
            <text:p>0.0047206</text:p>
          </table:table-cell>
          <table:table-cell table:style-name="ce1" office:value-type="float" office:value="0.00458213" calcext:value-type="float">
            <text:p>0.00458213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float" office:value="0.00471978" calcext:value-type="float">
            <text:p>0.00471978</text:p>
          </table:table-cell>
          <table:table-cell office:value-type="float" office:value="0.00497084" calcext:value-type="float">
            <text:p>0.00497084</text:p>
          </table:table-cell>
        </table:table-row>
        <table:table-row table:style-name="ro1">
          <table:table-cell office:value-type="float" office:value="8097" calcext:value-type="float">
            <text:p>8097</text:p>
          </table:table-cell>
          <table:table-cell office:value-type="float" office:value="0.00471961" calcext:value-type="float">
            <text:p>0.00471961</text:p>
          </table:table-cell>
          <table:table-cell office:value-type="float" office:value="0.00535971" calcext:value-type="float">
            <text:p>0.00535971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0472025" calcext:value-type="float">
            <text:p>0.00472025</text:p>
          </table:table-cell>
          <table:table-cell office:value-type="float" office:value="0.00574855" calcext:value-type="float">
            <text:p>0.00574855</text:p>
          </table:table-cell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0.00472133" calcext:value-type="float">
            <text:p>0.00472133</text:p>
          </table:table-cell>
          <table:table-cell office:value-type="float" office:value="0.00613775" calcext:value-type="float">
            <text:p>0.00613775</text:p>
          </table:table-cell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float" office:value="0.0047226" calcext:value-type="float">
            <text:p>0.0047226</text:p>
          </table:table-cell>
          <table:table-cell office:value-type="float" office:value="0.00652684" calcext:value-type="float">
            <text:p>0.00652684</text:p>
          </table:table-cell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float" office:value="0.00472398" calcext:value-type="float">
            <text:p>0.00472398</text:p>
          </table:table-cell>
          <table:table-cell office:value-type="float" office:value="0.00691617" calcext:value-type="float">
            <text:p>0.00691617</text:p>
          </table:table-cell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float" office:value="0.0047253" calcext:value-type="float">
            <text:p>0.0047253</text:p>
          </table:table-cell>
          <table:table-cell office:value-type="float" office:value="0.00730533" calcext:value-type="float">
            <text:p>0.00730533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  <table:table-cell office:value-type="float" office:value="0.00472667" calcext:value-type="float">
            <text:p>0.00472667</text:p>
          </table:table-cell>
          <table:table-cell office:value-type="float" office:value="0.00769458" calcext:value-type="float">
            <text:p>0.00769458</text:p>
          </table:table-cell>
        </table:table-row>
        <table:table-row table:style-name="ro1">
          <table:table-cell office:value-type="float" office:value="8058" calcext:value-type="float">
            <text:p>8058</text:p>
          </table:table-cell>
          <table:table-cell office:value-type="float" office:value="0.00472797" calcext:value-type="float">
            <text:p>0.00472797</text:p>
          </table:table-cell>
          <table:table-cell office:value-type="float" office:value="0.0080837" calcext:value-type="float">
            <text:p>0.0080837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float" office:value="0.00472927" calcext:value-type="float">
            <text:p>0.00472927</text:p>
          </table:table-cell>
          <table:table-cell office:value-type="float" office:value="0.00847288" calcext:value-type="float">
            <text:p>0.00847288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float" office:value="0.00473048" calcext:value-type="float">
            <text:p>0.00473048</text:p>
          </table:table-cell>
          <table:table-cell office:value-type="float" office:value="0.00886193" calcext:value-type="float">
            <text:p>0.00886193</text:p>
          </table:table-cell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float" office:value="0.00473168" calcext:value-type="float">
            <text:p>0.00473168</text:p>
          </table:table-cell>
          <table:table-cell office:value-type="float" office:value="0.00925099" calcext:value-type="float">
            <text:p>0.00925099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float" office:value="0.00473285" calcext:value-type="float">
            <text:p>0.00473285</text:p>
          </table:table-cell>
          <table:table-cell office:value-type="float" office:value="0.00963994" calcext:value-type="float">
            <text:p>0.00963994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  <table:table-cell table:style-name="ce1" office:value-type="float" office:value="0.00473401" calcext:value-type="float">
            <text:p>0.00473401</text:p>
          </table:table-cell>
          <table:table-cell table:style-name="ce1" office:value-type="float" office:value="0.0100289" calcext:value-type="float">
            <text:p>0.0100289</text:p>
          </table:table-cell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float" office:value="0.00473515" calcext:value-type="float">
            <text:p>0.00473515</text:p>
          </table:table-cell>
          <table:table-cell office:value-type="float" office:value="0.0104178" calcext:value-type="float">
            <text:p>0.0104178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0.00473629" calcext:value-type="float">
            <text:p>0.00473629</text:p>
          </table:table-cell>
          <table:table-cell office:value-type="float" office:value="0.0108066" calcext:value-type="float">
            <text:p>0.0108066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float" office:value="0.00473742" calcext:value-type="float">
            <text:p>0.00473742</text:p>
          </table:table-cell>
          <table:table-cell office:value-type="float" office:value="0.0111954" calcext:value-type="float">
            <text:p>0.0111954</text:p>
          </table:table-cell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float" office:value="0.00473856" calcext:value-type="float">
            <text:p>0.00473856</text:p>
          </table:table-cell>
          <table:table-cell office:value-type="float" office:value="0.0115841" calcext:value-type="float">
            <text:p>0.0115841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float" office:value="0.00473974" calcext:value-type="float">
            <text:p>0.00473974</text:p>
          </table:table-cell>
          <table:table-cell office:value-type="float" office:value="0.0119728" calcext:value-type="float">
            <text:p>0.0119728</text:p>
          </table:table-cell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float" office:value="0.00474098" calcext:value-type="float">
            <text:p>0.00474098</text:p>
          </table:table-cell>
          <table:table-cell office:value-type="float" office:value="0.0123614" calcext:value-type="float">
            <text:p>0.0123614</text:p>
          </table:table-cell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float" office:value="0.00474231" calcext:value-type="float">
            <text:p>0.00474231</text:p>
          </table:table-cell>
          <table:table-cell office:value-type="float" office:value="0.0127499" calcext:value-type="float">
            <text:p>0.0127499</text:p>
          </table:table-cell>
        </table:table-row>
        <table:table-row table:style-name="ro1">
          <table:table-cell office:value-type="float" office:value="7957" calcext:value-type="float">
            <text:p>7957</text:p>
          </table:table-cell>
          <table:table-cell office:value-type="float" office:value="0.00474377" calcext:value-type="float">
            <text:p>0.00474377</text:p>
          </table:table-cell>
          <table:table-cell office:value-type="float" office:value="0.0131383" calcext:value-type="float">
            <text:p>0.0131383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0.00474552" calcext:value-type="float">
            <text:p>0.00474552</text:p>
          </table:table-cell>
          <table:table-cell office:value-type="float" office:value="0.0135266" calcext:value-type="float">
            <text:p>0.0135266</text:p>
          </table:table-cell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0.00474747" calcext:value-type="float">
            <text:p>0.00474747</text:p>
          </table:table-cell>
          <table:table-cell office:value-type="float" office:value="0.0139149" calcext:value-type="float">
            <text:p>0.0139149</text:p>
          </table:table-cell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float" office:value="0.00474994" calcext:value-type="float">
            <text:p>0.00474994</text:p>
          </table:table-cell>
          <table:table-cell office:value-type="float" office:value="0.0143029" calcext:value-type="float">
            <text:p>0.0143029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table:style-name="ce1" office:value-type="float" office:value="0.00475244" calcext:value-type="float">
            <text:p>0.00475244</text:p>
          </table:table-cell>
          <table:table-cell table:style-name="ce1" office:value-type="float" office:value="0.0146913" calcext:value-type="float">
            <text:p>0.0146913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0.00475506" calcext:value-type="float">
            <text:p>0.00475506</text:p>
          </table:table-cell>
          <table:table-cell office:value-type="float" office:value="0.0150794" calcext:value-type="float">
            <text:p>0.0150794</text:p>
          </table:table-cell>
        </table:table-row>
        <table:table-row table:style-name="ro1">
          <table:table-cell office:value-type="float" office:value="7915" calcext:value-type="float">
            <text:p>7915</text:p>
          </table:table-cell>
          <table:table-cell table:style-name="ce1" office:value-type="float" office:value="0.00475724" calcext:value-type="float">
            <text:p>0.00475724</text:p>
          </table:table-cell>
          <table:table-cell table:style-name="ce1" office:value-type="float" office:value="0.0154684" calcext:value-type="float">
            <text:p>0.0154684</text:p>
          </table:table-cell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0.00475674" calcext:value-type="float">
            <text:p>0.00475674</text:p>
          </table:table-cell>
          <table:table-cell office:value-type="float" office:value="0.0158575" calcext:value-type="float">
            <text:p>0.0158575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table:style-name="ce1" office:value-type="float" office:value="0.00475542" calcext:value-type="float">
            <text:p>0.00475542</text:p>
          </table:table-cell>
          <table:table-cell table:style-name="ce1" office:value-type="float" office:value="0.0162456" calcext:value-type="float">
            <text:p>0.0162456</text:p>
          </table:table-cell>
        </table:table-row>
        <table:table-row table:style-name="ro1">
          <table:table-cell office:value-type="float" office:value="7904" calcext:value-type="float">
            <text:p>7904</text:p>
          </table:table-cell>
          <table:table-cell office:value-type="float" office:value="0.00475432" calcext:value-type="float">
            <text:p>0.00475432</text:p>
          </table:table-cell>
          <table:table-cell office:value-type="float" office:value="0.0166337" calcext:value-type="float">
            <text:p>0.0166337</text:p>
          </table:table-cell>
        </table:table-row>
        <table:table-row table:style-name="ro1">
          <table:table-cell office:value-type="float" office:value="7887" calcext:value-type="float">
            <text:p>7887</text:p>
          </table:table-cell>
          <table:table-cell office:value-type="float" office:value="0.00475348" calcext:value-type="float">
            <text:p>0.00475348</text:p>
          </table:table-cell>
          <table:table-cell office:value-type="float" office:value="0.0170214" calcext:value-type="float">
            <text:p>0.0170214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float" office:value="0.00475339" calcext:value-type="float">
            <text:p>0.00475339</text:p>
          </table:table-cell>
          <table:table-cell office:value-type="float" office:value="0.0174093" calcext:value-type="float">
            <text:p>0.0174093</text:p>
          </table:table-cell>
        </table:table-row>
        <table:table-row table:style-name="ro1">
          <table:table-cell office:value-type="float" office:value="7873" calcext:value-type="float">
            <text:p>7873</text:p>
          </table:table-cell>
          <table:table-cell office:value-type="float" office:value="0.00475339" calcext:value-type="float">
            <text:p>0.00475339</text:p>
          </table:table-cell>
          <table:table-cell office:value-type="float" office:value="0.0177974" calcext:value-type="float">
            <text:p>0.0177974</text:p>
          </table:table-cell>
        </table:table-row>
        <table:table-row table:style-name="ro1">
          <table:table-cell office:value-type="float" office:value="7876" calcext:value-type="float">
            <text:p>7876</text:p>
          </table:table-cell>
          <table:table-cell office:value-type="float" office:value="0.00475353" calcext:value-type="float">
            <text:p>0.00475353</text:p>
          </table:table-cell>
          <table:table-cell office:value-type="float" office:value="0.0181854" calcext:value-type="float">
            <text:p>0.0181854</text:p>
          </table:table-cell>
        </table:table-row>
        <table:table-row table:style-name="ro1">
          <table:table-cell office:value-type="float" office:value="7859" calcext:value-type="float">
            <text:p>7859</text:p>
          </table:table-cell>
          <table:table-cell office:value-type="float" office:value="0.00475379" calcext:value-type="float">
            <text:p>0.00475379</text:p>
          </table:table-cell>
          <table:table-cell office:value-type="float" office:value="0.0185735" calcext:value-type="float">
            <text:p>0.0185735</text:p>
          </table:table-cell>
        </table:table-row>
        <table:table-row table:style-name="ro1">
          <table:table-cell office:value-type="float" office:value="7862" calcext:value-type="float">
            <text:p>7862</text:p>
          </table:table-cell>
          <table:table-cell office:value-type="float" office:value="0.0047541" calcext:value-type="float">
            <text:p>0.0047541</text:p>
          </table:table-cell>
          <table:table-cell office:value-type="float" office:value="0.0189615" calcext:value-type="float">
            <text:p>0.0189615</text:p>
          </table:table-cell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float" office:value="0.00475443" calcext:value-type="float">
            <text:p>0.00475443</text:p>
          </table:table-cell>
          <table:table-cell office:value-type="float" office:value="0.0193497" calcext:value-type="float">
            <text:p>0.0193497</text:p>
          </table:table-cell>
        </table:table-row>
        <table:table-row table:style-name="ro1">
          <table:table-cell office:value-type="float" office:value="7848" calcext:value-type="float">
            <text:p>7848</text:p>
          </table:table-cell>
          <table:table-cell office:value-type="float" office:value="0.00475474" calcext:value-type="float">
            <text:p>0.00475474</text:p>
          </table:table-cell>
          <table:table-cell office:value-type="float" office:value="0.0197377" calcext:value-type="float">
            <text:p>0.0197377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0.00475504" calcext:value-type="float">
            <text:p>0.00475504</text:p>
          </table:table-cell>
          <table:table-cell office:value-type="float" office:value="0.0201258" calcext:value-type="float">
            <text:p>0.0201258</text:p>
          </table:table-cell>
        </table:table-row>
        <table:table-row table:style-name="ro1">
          <table:table-cell office:value-type="float" office:value="7834" calcext:value-type="float">
            <text:p>7834</text:p>
          </table:table-cell>
          <table:table-cell office:value-type="float" office:value="0.00475528" calcext:value-type="float">
            <text:p>0.00475528</text:p>
          </table:table-cell>
          <table:table-cell office:value-type="float" office:value="0.0205139" calcext:value-type="float">
            <text:p>0.0205139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0.00475549" calcext:value-type="float">
            <text:p>0.00475549</text:p>
          </table:table-cell>
          <table:table-cell office:value-type="float" office:value="0.020902" calcext:value-type="float">
            <text:p>0.020902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0.00475564" calcext:value-type="float">
            <text:p>0.00475564</text:p>
          </table:table-cell>
          <table:table-cell office:value-type="float" office:value="0.0212901" calcext:value-type="float">
            <text:p>0.0212901</text:p>
          </table:table-cell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float" office:value="0.00475576" calcext:value-type="float">
            <text:p>0.00475576</text:p>
          </table:table-cell>
          <table:table-cell office:value-type="float" office:value="0.0216782" calcext:value-type="float">
            <text:p>0.0216782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0.00475583" calcext:value-type="float">
            <text:p>0.00475583</text:p>
          </table:table-cell>
          <table:table-cell office:value-type="float" office:value="0.0220662" calcext:value-type="float">
            <text:p>0.0220662</text:p>
          </table:table-cell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float" office:value="0.00475587" calcext:value-type="float">
            <text:p>0.00475587</text:p>
          </table:table-cell>
          <table:table-cell office:value-type="float" office:value="0.0224543" calcext:value-type="float">
            <text:p>0.0224543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0.00475588" calcext:value-type="float">
            <text:p>0.00475588</text:p>
          </table:table-cell>
          <table:table-cell office:value-type="float" office:value="0.0228423" calcext:value-type="float">
            <text:p>0.0228423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0.00475588" calcext:value-type="float">
            <text:p>0.00475588</text:p>
          </table:table-cell>
          <table:table-cell office:value-type="float" office:value="0.0232304" calcext:value-type="float">
            <text:p>0.0232304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0.00475587" calcext:value-type="float">
            <text:p>0.00475587</text:p>
          </table:table-cell>
          <table:table-cell office:value-type="float" office:value="0.0236184" calcext:value-type="float">
            <text:p>0.0236184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0.0047559" calcext:value-type="float">
            <text:p>0.0047559</text:p>
          </table:table-cell>
          <table:table-cell office:value-type="float" office:value="0.0240064" calcext:value-type="float">
            <text:p>0.0240064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0.00475601" calcext:value-type="float">
            <text:p>0.00475601</text:p>
          </table:table-cell>
          <table:table-cell office:value-type="float" office:value="0.0243943" calcext:value-type="float">
            <text:p>0.0243943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0.00475627" calcext:value-type="float">
            <text:p>0.00475627</text:p>
          </table:table-cell>
          <table:table-cell office:value-type="float" office:value="0.0247822" calcext:value-type="float">
            <text:p>0.0247822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0.00475674" calcext:value-type="float">
            <text:p>0.00475674</text:p>
          </table:table-cell>
          <table:table-cell office:value-type="float" office:value="0.0251701" calcext:value-type="float">
            <text:p>0.0251701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float" office:value="0.00475742" calcext:value-type="float">
            <text:p>0.00475742</text:p>
          </table:table-cell>
          <table:table-cell office:value-type="float" office:value="0.0255577" calcext:value-type="float">
            <text:p>0.0255577</text:p>
          </table:table-cell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float" office:value="0.00475884" calcext:value-type="float">
            <text:p>0.00475884</text:p>
          </table:table-cell>
          <table:table-cell office:value-type="float" office:value="0.0259453" calcext:value-type="float">
            <text:p>0.0259453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  <table:table-cell table:style-name="ce1" office:value-type="float" office:value="0.0047605" calcext:value-type="float">
            <text:p>0.0047605</text:p>
          </table:table-cell>
          <table:table-cell table:style-name="ce1" office:value-type="float" office:value="0.0263331" calcext:value-type="float">
            <text:p>0.0263331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float" office:value="0.00476278" calcext:value-type="float">
            <text:p>0.00476278</text:p>
          </table:table-cell>
          <table:table-cell office:value-type="float" office:value="0.0267206" calcext:value-type="float">
            <text:p>0.0267206</text:p>
          </table:table-cell>
        </table:table-row>
        <table:table-row table:style-name="ro1">
          <table:table-cell office:value-type="float" office:value="7705" calcext:value-type="float">
            <text:p>7705</text:p>
          </table:table-cell>
          <table:table-cell table:style-name="ce1" office:value-type="float" office:value="0.00476478" calcext:value-type="float">
            <text:p>0.00476478</text:p>
          </table:table-cell>
          <table:table-cell table:style-name="ce1" office:value-type="float" office:value="0.0271092" calcext:value-type="float">
            <text:p>0.0271092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0.00476457" calcext:value-type="float">
            <text:p>0.00476457</text:p>
          </table:table-cell>
          <table:table-cell office:value-type="float" office:value="0.027498" calcext:value-type="float">
            <text:p>0.027498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  <table:table-cell table:style-name="ce1" office:value-type="float" office:value="0.00476333" calcext:value-type="float">
            <text:p>0.00476333</text:p>
          </table:table-cell>
          <table:table-cell table:style-name="ce1" office:value-type="float" office:value="0.0278862" calcext:value-type="float">
            <text:p>0.0278862</text:p>
          </table:table-cell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float" office:value="0.00476118" calcext:value-type="float">
            <text:p>0.00476118</text:p>
          </table:table-cell>
          <table:table-cell office:value-type="float" office:value="0.0282744" calcext:value-type="float">
            <text:p>0.0282744</text:p>
          </table:table-cell>
        </table:table-row>
        <table:table-row table:style-name="ro1">
          <table:table-cell office:value-type="float" office:value="7677" calcext:value-type="float">
            <text:p>7677</text:p>
          </table:table-cell>
          <table:table-cell office:value-type="float" office:value="0.00475919" calcext:value-type="float">
            <text:p>0.00475919</text:p>
          </table:table-cell>
          <table:table-cell office:value-type="float" office:value="0.0286617" calcext:value-type="float">
            <text:p>0.0286617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0.00475823" calcext:value-type="float">
            <text:p>0.00475823</text:p>
          </table:table-cell>
          <table:table-cell office:value-type="float" office:value="0.0290493" calcext:value-type="float">
            <text:p>0.0290493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float" office:value="0.00475749" calcext:value-type="float">
            <text:p>0.00475749</text:p>
          </table:table-cell>
          <table:table-cell office:value-type="float" office:value="0.029437" calcext:value-type="float">
            <text:p>0.029437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0.00475713" calcext:value-type="float">
            <text:p>0.00475713</text:p>
          </table:table-cell>
          <table:table-cell office:value-type="float" office:value="0.0298248" calcext:value-type="float">
            <text:p>0.0298248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0.00475697" calcext:value-type="float">
            <text:p>0.00475697</text:p>
          </table:table-cell>
          <table:table-cell office:value-type="float" office:value="0.0302127" calcext:value-type="float">
            <text:p>0.0302127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0.00475694" calcext:value-type="float">
            <text:p>0.00475694</text:p>
          </table:table-cell>
          <table:table-cell office:value-type="float" office:value="0.0306005" calcext:value-type="float">
            <text:p>0.0306005</text:p>
          </table:table-cell>
        </table:table-row>
        <table:table-row table:style-name="ro1">
          <table:table-cell office:value-type="float" office:value="7635" calcext:value-type="float">
            <text:p>7635</text:p>
          </table:table-cell>
          <table:table-cell office:value-type="float" office:value="0.00475701" calcext:value-type="float">
            <text:p>0.00475701</text:p>
          </table:table-cell>
          <table:table-cell office:value-type="float" office:value="0.0309885" calcext:value-type="float">
            <text:p>0.0309885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0.00475711" calcext:value-type="float">
            <text:p>0.00475711</text:p>
          </table:table-cell>
          <table:table-cell office:value-type="float" office:value="0.0313764" calcext:value-type="float">
            <text:p>0.0313764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float" office:value="0.00475723" calcext:value-type="float">
            <text:p>0.00475723</text:p>
          </table:table-cell>
          <table:table-cell office:value-type="float" office:value="0.0317644" calcext:value-type="float">
            <text:p>0.0317644</text:p>
          </table:table-cell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float" office:value="0.00475732" calcext:value-type="float">
            <text:p>0.00475732</text:p>
          </table:table-cell>
          <table:table-cell office:value-type="float" office:value="0.0321524" calcext:value-type="float">
            <text:p>0.0321524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float" office:value="0.00475739" calcext:value-type="float">
            <text:p>0.00475739</text:p>
          </table:table-cell>
          <table:table-cell office:value-type="float" office:value="0.0325404" calcext:value-type="float">
            <text:p>0.0325404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0.00475741" calcext:value-type="float">
            <text:p>0.00475741</text:p>
          </table:table-cell>
          <table:table-cell office:value-type="float" office:value="0.0329284" calcext:value-type="float">
            <text:p>0.0329284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0.00475741" calcext:value-type="float">
            <text:p>0.00475741</text:p>
          </table:table-cell>
          <table:table-cell office:value-type="float" office:value="0.0333164" calcext:value-type="float">
            <text:p>0.0333164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0.00475735" calcext:value-type="float">
            <text:p>0.00475735</text:p>
          </table:table-cell>
          <table:table-cell office:value-type="float" office:value="0.0337043" calcext:value-type="float">
            <text:p>0.0337043</text:p>
          </table:table-cell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float" office:value="0.00475726" calcext:value-type="float">
            <text:p>0.00475726</text:p>
          </table:table-cell>
          <table:table-cell office:value-type="float" office:value="0.0340923" calcext:value-type="float">
            <text:p>0.0340923</text:p>
          </table:table-cell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float" office:value="0.00475712" calcext:value-type="float">
            <text:p>0.00475712</text:p>
          </table:table-cell>
          <table:table-cell office:value-type="float" office:value="0.0344803" calcext:value-type="float">
            <text:p>0.0344803</text:p>
          </table:table-cell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float" office:value="0.00475697" calcext:value-type="float">
            <text:p>0.00475697</text:p>
          </table:table-cell>
          <table:table-cell office:value-type="float" office:value="0.0348683" calcext:value-type="float">
            <text:p>0.0348683</text:p>
          </table:table-cell>
        </table:table-row>
        <table:table-row table:style-name="ro1">
          <table:table-cell office:value-type="float" office:value="7568" calcext:value-type="float">
            <text:p>7568</text:p>
          </table:table-cell>
          <table:table-cell office:value-type="float" office:value="0.00475679" calcext:value-type="float">
            <text:p>0.00475679</text:p>
          </table:table-cell>
          <table:table-cell office:value-type="float" office:value="0.0352563" calcext:value-type="float">
            <text:p>0.0352563</text:p>
          </table:table-cell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float" office:value="0.00475663" calcext:value-type="float">
            <text:p>0.00475663</text:p>
          </table:table-cell>
          <table:table-cell office:value-type="float" office:value="0.0356443" calcext:value-type="float">
            <text:p>0.0356443</text:p>
          </table:table-cell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float" office:value="0.00475649" calcext:value-type="float">
            <text:p>0.00475649</text:p>
          </table:table-cell>
          <table:table-cell office:value-type="float" office:value="0.0360322" calcext:value-type="float">
            <text:p>0.0360322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float" office:value="0.00475645" calcext:value-type="float">
            <text:p>0.00475645</text:p>
          </table:table-cell>
          <table:table-cell office:value-type="float" office:value="0.0364201" calcext:value-type="float">
            <text:p>0.0364201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0.00475653" calcext:value-type="float">
            <text:p>0.00475653</text:p>
          </table:table-cell>
          <table:table-cell office:value-type="float" office:value="0.036808" calcext:value-type="float">
            <text:p>0.036808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float" office:value="0.00475681" calcext:value-type="float">
            <text:p>0.00475681</text:p>
          </table:table-cell>
          <table:table-cell office:value-type="float" office:value="0.0371958" calcext:value-type="float">
            <text:p>0.0371958</text:p>
          </table:table-cell>
        </table:table-row>
        <table:table-row table:style-name="ro1">
          <table:table-cell office:value-type="float" office:value="7526" calcext:value-type="float">
            <text:p>7526</text:p>
          </table:table-cell>
          <table:table-cell office:value-type="float" office:value="0.00475743" calcext:value-type="float">
            <text:p>0.00475743</text:p>
          </table:table-cell>
          <table:table-cell office:value-type="float" office:value="0.0375836" calcext:value-type="float">
            <text:p>0.0375836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  <table:table-cell office:value-type="float" office:value="0.00475828" calcext:value-type="float">
            <text:p>0.00475828</text:p>
          </table:table-cell>
          <table:table-cell office:value-type="float" office:value="0.0379712" calcext:value-type="float">
            <text:p>0.0379712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float" office:value="0.00476011" calcext:value-type="float">
            <text:p>0.00476011</text:p>
          </table:table-cell>
          <table:table-cell office:value-type="float" office:value="0.0383586" calcext:value-type="float">
            <text:p>0.0383586</text:p>
          </table:table-cell>
        </table:table-row>
        <table:table-row table:style-name="ro1">
          <table:table-cell office:value-type="float" office:value="7495" calcext:value-type="float">
            <text:p>7495</text:p>
          </table:table-cell>
          <table:table-cell table:style-name="ce1" office:value-type="float" office:value="0.00476217" calcext:value-type="float">
            <text:p>0.00476217</text:p>
          </table:table-cell>
          <table:table-cell table:style-name="ce1" office:value-type="float" office:value="0.0387467" calcext:value-type="float">
            <text:p>0.0387467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float" office:value="0.00476372" calcext:value-type="float">
            <text:p>0.00476372</text:p>
          </table:table-cell>
          <table:table-cell office:value-type="float" office:value="0.0391347" calcext:value-type="float">
            <text:p>0.0391347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table:style-name="ce1" office:value-type="float" office:value="0.00476444" calcext:value-type="float">
            <text:p>0.00476444</text:p>
          </table:table-cell>
          <table:table-cell table:style-name="ce1" office:value-type="float" office:value="0.0395235" calcext:value-type="float">
            <text:p>0.0395235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float" office:value="0.00476284" calcext:value-type="float">
            <text:p>0.00476284</text:p>
          </table:table-cell>
          <table:table-cell office:value-type="float" office:value="0.0399122" calcext:value-type="float">
            <text:p>0.0399122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  <table:table-cell table:style-name="ce1" office:value-type="float" office:value="0.00476077" calcext:value-type="float">
            <text:p>0.00476077</text:p>
          </table:table-cell>
          <table:table-cell table:style-name="ce1" office:value-type="float" office:value="0.0402998" calcext:value-type="float">
            <text:p>0.0402998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0.00475917" calcext:value-type="float">
            <text:p>0.00475917</text:p>
          </table:table-cell>
          <table:table-cell office:value-type="float" office:value="0.0406876" calcext:value-type="float">
            <text:p>0.0406876</text:p>
          </table:table-cell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float" office:value="0.00475781" calcext:value-type="float">
            <text:p>0.00475781</text:p>
          </table:table-cell>
          <table:table-cell office:value-type="float" office:value="0.0410751" calcext:value-type="float">
            <text:p>0.0410751</text:p>
          </table:table-cell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float" office:value="0.00475725" calcext:value-type="float">
            <text:p>0.00475725</text:p>
          </table:table-cell>
          <table:table-cell office:value-type="float" office:value="0.0414627" calcext:value-type="float">
            <text:p>0.0414627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  <table:table-cell office:value-type="float" office:value="0.00475691" calcext:value-type="float">
            <text:p>0.00475691</text:p>
          </table:table-cell>
          <table:table-cell office:value-type="float" office:value="0.0418506" calcext:value-type="float">
            <text:p>0.0418506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  <table:table-cell office:value-type="float" office:value="0.0047568" calcext:value-type="float">
            <text:p>0.0047568</text:p>
          </table:table-cell>
          <table:table-cell office:value-type="float" office:value="0.0422384" calcext:value-type="float">
            <text:p>0.0422384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float" office:value="0.00475687" calcext:value-type="float">
            <text:p>0.00475687</text:p>
          </table:table-cell>
          <table:table-cell office:value-type="float" office:value="0.0426263" calcext:value-type="float">
            <text:p>0.0426263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0.00475701" calcext:value-type="float">
            <text:p>0.00475701</text:p>
          </table:table-cell>
          <table:table-cell office:value-type="float" office:value="0.0430142" calcext:value-type="float">
            <text:p>0.0430142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0.00475721" calcext:value-type="float">
            <text:p>0.00475721</text:p>
          </table:table-cell>
          <table:table-cell office:value-type="float" office:value="0.0434022" calcext:value-type="float">
            <text:p>0.0434022</text:p>
          </table:table-cell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float" office:value="0.00475741" calcext:value-type="float">
            <text:p>0.00475741</text:p>
          </table:table-cell>
          <table:table-cell office:value-type="float" office:value="0.0437901" calcext:value-type="float">
            <text:p>0.0437901</text:p>
          </table:table-cell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0.00475762" calcext:value-type="float">
            <text:p>0.00475762</text:p>
          </table:table-cell>
          <table:table-cell office:value-type="float" office:value="0.0441781" calcext:value-type="float">
            <text:p>0.0441781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0475779" calcext:value-type="float">
            <text:p>0.00475779</text:p>
          </table:table-cell>
          <table:table-cell office:value-type="float" office:value="0.044566" calcext:value-type="float">
            <text:p>0.044566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float" office:value="0.00475793" calcext:value-type="float">
            <text:p>0.00475793</text:p>
          </table:table-cell>
          <table:table-cell office:value-type="float" office:value="0.044954" calcext:value-type="float">
            <text:p>0.044954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0.00475802" calcext:value-type="float">
            <text:p>0.00475802</text:p>
          </table:table-cell>
          <table:table-cell office:value-type="float" office:value="0.045342" calcext:value-type="float">
            <text:p>0.045342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float" office:value="0.00475809" calcext:value-type="float">
            <text:p>0.00475809</text:p>
          </table:table-cell>
          <table:table-cell office:value-type="float" office:value="0.0457299" calcext:value-type="float">
            <text:p>0.0457299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float" office:value="0.0047581" calcext:value-type="float">
            <text:p>0.0047581</text:p>
          </table:table-cell>
          <table:table-cell office:value-type="float" office:value="0.0461179" calcext:value-type="float">
            <text:p>0.0461179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0.00475808" calcext:value-type="float">
            <text:p>0.00475808</text:p>
          </table:table-cell>
          <table:table-cell office:value-type="float" office:value="0.0465058" calcext:value-type="float">
            <text:p>0.0465058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0.00475803" calcext:value-type="float">
            <text:p>0.00475803</text:p>
          </table:table-cell>
          <table:table-cell office:value-type="float" office:value="0.0468938" calcext:value-type="float">
            <text:p>0.0468938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0.00475798" calcext:value-type="float">
            <text:p>0.00475798</text:p>
          </table:table-cell>
          <table:table-cell office:value-type="float" office:value="0.0472817" calcext:value-type="float">
            <text:p>0.0472817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0.00475791" calcext:value-type="float">
            <text:p>0.00475791</text:p>
          </table:table-cell>
          <table:table-cell office:value-type="float" office:value="0.0476696" calcext:value-type="float">
            <text:p>0.0476696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float" office:value="0.00475789" calcext:value-type="float">
            <text:p>0.00475789</text:p>
          </table:table-cell>
          <table:table-cell office:value-type="float" office:value="0.0480575" calcext:value-type="float">
            <text:p>0.0480575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0.00475793" calcext:value-type="float">
            <text:p>0.00475793</text:p>
          </table:table-cell>
          <table:table-cell office:value-type="float" office:value="0.0484454" calcext:value-type="float">
            <text:p>0.0484454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float" office:value="0.00475812" calcext:value-type="float">
            <text:p>0.00475812</text:p>
          </table:table-cell>
          <table:table-cell office:value-type="float" office:value="0.0488332" calcext:value-type="float">
            <text:p>0.0488332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float" office:value="0.00475851" calcext:value-type="float">
            <text:p>0.00475851</text:p>
          </table:table-cell>
          <table:table-cell office:value-type="float" office:value="0.049221" calcext:value-type="float">
            <text:p>0.049221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0.00475913" calcext:value-type="float">
            <text:p>0.00475913</text:p>
          </table:table-cell>
          <table:table-cell office:value-type="float" office:value="0.0496086" calcext:value-type="float">
            <text:p>0.0496086</text:p>
          </table:table-cell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float" office:value="0.00476041" calcext:value-type="float">
            <text:p>0.00476041</text:p>
          </table:table-cell>
          <table:table-cell office:value-type="float" office:value="0.0499961" calcext:value-type="float">
            <text:p>0.0499961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0.00476191" calcext:value-type="float">
            <text:p>0.00476191</text:p>
          </table:table-cell>
          <table:table-cell office:value-type="float" office:value="0.0503838" calcext:value-type="float">
            <text:p>0.0503838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0.00476431" calcext:value-type="float">
            <text:p>0.00476431</text:p>
          </table:table-cell>
          <table:table-cell office:value-type="float" office:value="0.0507711" calcext:value-type="float">
            <text:p>0.0507711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table:style-name="ce1" office:value-type="float" office:value="0.00476662" calcext:value-type="float">
            <text:p>0.00476662</text:p>
          </table:table-cell>
          <table:table-cell table:style-name="ce1" office:value-type="float" office:value="0.0511596" calcext:value-type="float">
            <text:p>0.0511596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0.00476685" calcext:value-type="float">
            <text:p>0.00476685</text:p>
          </table:table-cell>
          <table:table-cell office:value-type="float" office:value="0.0515483" calcext:value-type="float">
            <text:p>0.0515483</text:p>
          </table:table-cell>
        </table:table-row>
        <table:table-row table:style-name="ro1">
          <table:table-cell office:value-type="float" office:value="7257" calcext:value-type="float">
            <text:p>7257</text:p>
          </table:table-cell>
          <table:table-cell table:style-name="ce1" office:value-type="float" office:value="0.00476593" calcext:value-type="float">
            <text:p>0.00476593</text:p>
          </table:table-cell>
          <table:table-cell table:style-name="ce1" office:value-type="float" office:value="0.0519366" calcext:value-type="float">
            <text:p>0.0519366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0.00476366" calcext:value-type="float">
            <text:p>0.00476366</text:p>
          </table:table-cell>
          <table:table-cell office:value-type="float" office:value="0.0523249" calcext:value-type="float">
            <text:p>0.0523249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float" office:value="0.00476145" calcext:value-type="float">
            <text:p>0.00476145</text:p>
          </table:table-cell>
          <table:table-cell office:value-type="float" office:value="0.0527121" calcext:value-type="float">
            <text:p>0.0527121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0.0047603" calcext:value-type="float">
            <text:p>0.0047603</text:p>
          </table:table-cell>
          <table:table-cell office:value-type="float" office:value="0.0530996" calcext:value-type="float">
            <text:p>0.0530996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float" office:value="0.0047594" calcext:value-type="float">
            <text:p>0.0047594</text:p>
          </table:table-cell>
          <table:table-cell office:value-type="float" office:value="0.0534872" calcext:value-type="float">
            <text:p>0.0534872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float" office:value="0.004759" calcext:value-type="float">
            <text:p>0.004759</text:p>
          </table:table-cell>
          <table:table-cell office:value-type="float" office:value="0.0538748" calcext:value-type="float">
            <text:p>0.0538748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float" office:value="0.00475883" calcext:value-type="float">
            <text:p>0.00475883</text:p>
          </table:table-cell>
          <table:table-cell office:value-type="float" office:value="0.0542626" calcext:value-type="float">
            <text:p>0.0542626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float" office:value="0.00475882" calcext:value-type="float">
            <text:p>0.00475882</text:p>
          </table:table-cell>
          <table:table-cell office:value-type="float" office:value="0.0546504" calcext:value-type="float">
            <text:p>0.0546504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0.00475893" calcext:value-type="float">
            <text:p>0.00475893</text:p>
          </table:table-cell>
          <table:table-cell office:value-type="float" office:value="0.0550382" calcext:value-type="float">
            <text:p>0.0550382</text:p>
          </table:table-cell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float" office:value="0.00475907" calcext:value-type="float">
            <text:p>0.00475907</text:p>
          </table:table-cell>
          <table:table-cell office:value-type="float" office:value="0.0554261" calcext:value-type="float">
            <text:p>0.0554261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float" office:value="0.00475925" calcext:value-type="float">
            <text:p>0.00475925</text:p>
          </table:table-cell>
          <table:table-cell office:value-type="float" office:value="0.055814" calcext:value-type="float">
            <text:p>0.055814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0.0047594" calcext:value-type="float">
            <text:p>0.0047594</text:p>
          </table:table-cell>
          <table:table-cell office:value-type="float" office:value="0.0562018" calcext:value-type="float">
            <text:p>0.0562018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  <table:table-cell office:value-type="float" office:value="0.00475955" calcext:value-type="float">
            <text:p>0.00475955</text:p>
          </table:table-cell>
          <table:table-cell office:value-type="float" office:value="0.0565897" calcext:value-type="float">
            <text:p>0.0565897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float" office:value="0.00475965" calcext:value-type="float">
            <text:p>0.00475965</text:p>
          </table:table-cell>
          <table:table-cell office:value-type="float" office:value="0.0569776" calcext:value-type="float">
            <text:p>0.0569776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0.00475973" calcext:value-type="float">
            <text:p>0.00475973</text:p>
          </table:table-cell>
          <table:table-cell office:value-type="float" office:value="0.0573655" calcext:value-type="float">
            <text:p>0.0573655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float" office:value="0.00475976" calcext:value-type="float">
            <text:p>0.00475976</text:p>
          </table:table-cell>
          <table:table-cell office:value-type="float" office:value="0.0577534" calcext:value-type="float">
            <text:p>0.0577534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float" office:value="0.00475976" calcext:value-type="float">
            <text:p>0.00475976</text:p>
          </table:table-cell>
          <table:table-cell office:value-type="float" office:value="0.0581413" calcext:value-type="float">
            <text:p>0.0581413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float" office:value="0.0047597" calcext:value-type="float">
            <text:p>0.0047597</text:p>
          </table:table-cell>
          <table:table-cell office:value-type="float" office:value="0.0585292" calcext:value-type="float">
            <text:p>0.0585292</text:p>
          </table:table-cell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float" office:value="0.00475963" calcext:value-type="float">
            <text:p>0.00475963</text:p>
          </table:table-cell>
          <table:table-cell office:value-type="float" office:value="0.058917" calcext:value-type="float">
            <text:p>0.058917</text:p>
          </table:table-cell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float" office:value="0.00475952" calcext:value-type="float">
            <text:p>0.00475952</text:p>
          </table:table-cell>
          <table:table-cell office:value-type="float" office:value="0.0593049" calcext:value-type="float">
            <text:p>0.0593049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float" office:value="0.00475943" calcext:value-type="float">
            <text:p>0.00475943</text:p>
          </table:table-cell>
          <table:table-cell office:value-type="float" office:value="0.0596928" calcext:value-type="float">
            <text:p>0.0596928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0.00475935" calcext:value-type="float">
            <text:p>0.00475935</text:p>
          </table:table-cell>
          <table:table-cell office:value-type="float" office:value="0.0600806" calcext:value-type="float">
            <text:p>0.0600806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float" office:value="0.00475935" calcext:value-type="float">
            <text:p>0.00475935</text:p>
          </table:table-cell>
          <table:table-cell office:value-type="float" office:value="0.0604684" calcext:value-type="float">
            <text:p>0.0604684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float" office:value="0.00475947" calcext:value-type="float">
            <text:p>0.00475947</text:p>
          </table:table-cell>
          <table:table-cell office:value-type="float" office:value="0.0608562" calcext:value-type="float">
            <text:p>0.0608562</text:p>
          </table:table-cell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float" office:value="0.0047598" calcext:value-type="float">
            <text:p>0.0047598</text:p>
          </table:table-cell>
          <table:table-cell office:value-type="float" office:value="0.0612438" calcext:value-type="float">
            <text:p>0.0612438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float" office:value="0.00476044" calcext:value-type="float">
            <text:p>0.00476044</text:p>
          </table:table-cell>
          <table:table-cell office:value-type="float" office:value="0.0616315" calcext:value-type="float">
            <text:p>0.0616315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0.00476131" calcext:value-type="float">
            <text:p>0.00476131</text:p>
          </table:table-cell>
          <table:table-cell office:value-type="float" office:value="0.062019" calcext:value-type="float">
            <text:p>0.062019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float" office:value="0.0047632" calcext:value-type="float">
            <text:p>0.0047632</text:p>
          </table:table-cell>
          <table:table-cell office:value-type="float" office:value="0.0624062" calcext:value-type="float">
            <text:p>0.0624062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table:style-name="ce1" office:value-type="float" office:value="0.0047654" calcext:value-type="float">
            <text:p>0.0047654</text:p>
          </table:table-cell>
          <table:table-cell table:style-name="ce1" office:value-type="float" office:value="0.0627941" calcext:value-type="float">
            <text:p>0.0627941</text:p>
          </table:table-cell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float" office:value="0.00476747" calcext:value-type="float">
            <text:p>0.00476747</text:p>
          </table:table-cell>
          <table:table-cell office:value-type="float" office:value="0.063182" calcext:value-type="float">
            <text:p>0.063182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float" office:value="0.00476868" calcext:value-type="float">
            <text:p>0.00476868</text:p>
          </table:table-cell>
          <table:table-cell office:value-type="float" office:value="0.0635707" calcext:value-type="float">
            <text:p>0.0635707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0.0047671" calcext:value-type="float">
            <text:p>0.0047671</text:p>
          </table:table-cell>
          <table:table-cell office:value-type="float" office:value="0.0639595" calcext:value-type="float">
            <text:p>0.0639595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table:style-name="ce1" office:value-type="float" office:value="0.00476485" calcext:value-type="float">
            <text:p>0.00476485</text:p>
          </table:table-cell>
          <table:table-cell table:style-name="ce1" office:value-type="float" office:value="0.0643471" calcext:value-type="float">
            <text:p>0.0643471</text:p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float" office:value="0.00476284" calcext:value-type="float">
            <text:p>0.00476284</text:p>
          </table:table-cell>
          <table:table-cell office:value-type="float" office:value="0.0647348" calcext:value-type="float">
            <text:p>0.0647348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float" office:value="0.00476107" calcext:value-type="float">
            <text:p>0.00476107</text:p>
          </table:table-cell>
          <table:table-cell office:value-type="float" office:value="0.0651221" calcext:value-type="float">
            <text:p>0.0651221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0.00476022" calcext:value-type="float">
            <text:p>0.00476022</text:p>
          </table:table-cell>
          <table:table-cell office:value-type="float" office:value="0.0655096" calcext:value-type="float">
            <text:p>0.0655096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float" office:value="0.00475964" calcext:value-type="float">
            <text:p>0.00475964</text:p>
          </table:table-cell>
          <table:table-cell office:value-type="float" office:value="0.0658972" calcext:value-type="float">
            <text:p>0.0658972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float" office:value="0.00475934" calcext:value-type="float">
            <text:p>0.00475934</text:p>
          </table:table-cell>
          <table:table-cell office:value-type="float" office:value="0.0662849" calcext:value-type="float">
            <text:p>0.0662849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0.00475924" calcext:value-type="float">
            <text:p>0.00475924</text:p>
          </table:table-cell>
          <table:table-cell office:value-type="float" office:value="0.0666727" calcext:value-type="float">
            <text:p>0.0666727</text:p>
          </table:table-cell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float" office:value="0.00475925" calcext:value-type="float">
            <text:p>0.00475925</text:p>
          </table:table-cell>
          <table:table-cell office:value-type="float" office:value="0.0670605" calcext:value-type="float">
            <text:p>0.0670605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float" office:value="0.00475934" calcext:value-type="float">
            <text:p>0.00475934</text:p>
          </table:table-cell>
          <table:table-cell office:value-type="float" office:value="0.0674483" calcext:value-type="float">
            <text:p>0.0674483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0.00475943" calcext:value-type="float">
            <text:p>0.00475943</text:p>
          </table:table-cell>
          <table:table-cell office:value-type="float" office:value="0.0678362" calcext:value-type="float">
            <text:p>0.0678362</text:p>
          </table:table-cell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float" office:value="0.00475953" calcext:value-type="float">
            <text:p>0.00475953</text:p>
          </table:table-cell>
          <table:table-cell office:value-type="float" office:value="0.0682241" calcext:value-type="float">
            <text:p>0.0682241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float" office:value="0.0047596" calcext:value-type="float">
            <text:p>0.0047596</text:p>
          </table:table-cell>
          <table:table-cell office:value-type="float" office:value="0.0686119" calcext:value-type="float">
            <text:p>0.0686119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0.00475965" calcext:value-type="float">
            <text:p>0.00475965</text:p>
          </table:table-cell>
          <table:table-cell office:value-type="float" office:value="0.0689998" calcext:value-type="float">
            <text:p>0.0689998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0.00475965" calcext:value-type="float">
            <text:p>0.00475965</text:p>
          </table:table-cell>
          <table:table-cell office:value-type="float" office:value="0.0693877" calcext:value-type="float">
            <text:p>0.0693877</text:p>
          </table:table-cell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float" office:value="0.00475963" calcext:value-type="float">
            <text:p>0.00475963</text:p>
          </table:table-cell>
          <table:table-cell office:value-type="float" office:value="0.0697756" calcext:value-type="float">
            <text:p>0.0697756</text:p>
          </table:table-cell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0.00475955" calcext:value-type="float">
            <text:p>0.00475955</text:p>
          </table:table-cell>
          <table:table-cell office:value-type="float" office:value="0.0701635" calcext:value-type="float">
            <text:p>0.0701635</text:p>
          </table:table-cell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float" office:value="0.00475944" calcext:value-type="float">
            <text:p>0.00475944</text:p>
          </table:table-cell>
          <table:table-cell office:value-type="float" office:value="0.0705514" calcext:value-type="float">
            <text:p>0.0705514</text:p>
          </table:table-cell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float" office:value="0.00475928" calcext:value-type="float">
            <text:p>0.00475928</text:p>
          </table:table-cell>
          <table:table-cell office:value-type="float" office:value="0.0709392" calcext:value-type="float">
            <text:p>0.0709392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float" office:value="0.00475912" calcext:value-type="float">
            <text:p>0.00475912</text:p>
          </table:table-cell>
          <table:table-cell office:value-type="float" office:value="0.0713271" calcext:value-type="float">
            <text:p>0.0713271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0.00475893" calcext:value-type="float">
            <text:p>0.00475893</text:p>
          </table:table-cell>
          <table:table-cell office:value-type="float" office:value="0.071715" calcext:value-type="float">
            <text:p>0.071715</text:p>
          </table:table-cell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float" office:value="0.00475878" calcext:value-type="float">
            <text:p>0.00475878</text:p>
          </table:table-cell>
          <table:table-cell office:value-type="float" office:value="0.0721029" calcext:value-type="float">
            <text:p>0.0721029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float" office:value="0.00475867" calcext:value-type="float">
            <text:p>0.00475867</text:p>
          </table:table-cell>
          <table:table-cell office:value-type="float" office:value="0.0724907" calcext:value-type="float">
            <text:p>0.0724907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float" office:value="0.0047587" calcext:value-type="float">
            <text:p>0.0047587</text:p>
          </table:table-cell>
          <table:table-cell office:value-type="float" office:value="0.0728785" calcext:value-type="float">
            <text:p>0.0728785</text:p>
          </table:table-cell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float" office:value="0.00475889" calcext:value-type="float">
            <text:p>0.00475889</text:p>
          </table:table-cell>
          <table:table-cell office:value-type="float" office:value="0.0732663" calcext:value-type="float">
            <text:p>0.0732663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float" office:value="0.0047593" calcext:value-type="float">
            <text:p>0.0047593</text:p>
          </table:table-cell>
          <table:table-cell office:value-type="float" office:value="0.0736539" calcext:value-type="float">
            <text:p>0.0736539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  <table:table-cell office:value-type="float" office:value="0.00476027" calcext:value-type="float">
            <text:p>0.00476027</text:p>
          </table:table-cell>
          <table:table-cell office:value-type="float" office:value="0.0740414" calcext:value-type="float">
            <text:p>0.0740414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table:style-name="ce1" office:value-type="float" office:value="0.0047615" calcext:value-type="float">
            <text:p>0.0047615</text:p>
          </table:table-cell>
          <table:table-cell table:style-name="ce1" office:value-type="float" office:value="0.074429" calcext:value-type="float">
            <text:p>0.074429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float" office:value="0.00476374" calcext:value-type="float">
            <text:p>0.00476374</text:p>
          </table:table-cell>
          <table:table-cell office:value-type="float" office:value="0.0748163" calcext:value-type="float">
            <text:p>0.0748163</text:p>
          </table:table-cell>
        </table:table-row>
        <table:table-row table:style-name="ro1">
          <table:table-cell office:value-type="float" office:value="6837" calcext:value-type="float">
            <text:p>6837</text:p>
          </table:table-cell>
          <table:table-cell table:style-name="ce1" office:value-type="float" office:value="0.00476602" calcext:value-type="float">
            <text:p>0.00476602</text:p>
          </table:table-cell>
          <table:table-cell table:style-name="ce1" office:value-type="float" office:value="0.0752047" calcext:value-type="float">
            <text:p>0.0752047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0.00476656" calcext:value-type="float">
            <text:p>0.00476656</text:p>
          </table:table-cell>
          <table:table-cell office:value-type="float" office:value="0.0755932" calcext:value-type="float">
            <text:p>0.0755932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  <table:table-cell table:style-name="ce1" office:value-type="float" office:value="0.00476599" calcext:value-type="float">
            <text:p>0.00476599</text:p>
          </table:table-cell>
          <table:table-cell table:style-name="ce1" office:value-type="float" office:value="0.0759816" calcext:value-type="float">
            <text:p>0.0759816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0.00476378" calcext:value-type="float">
            <text:p>0.00476378</text:p>
          </table:table-cell>
          <table:table-cell office:value-type="float" office:value="0.0763699" calcext:value-type="float">
            <text:p>0.0763699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table:style-name="ce1" office:value-type="float" office:value="0.00476146" calcext:value-type="float">
            <text:p>0.00476146</text:p>
          </table:table-cell>
          <table:table-cell table:style-name="ce1" office:value-type="float" office:value="0.0767573" calcext:value-type="float">
            <text:p>0.0767573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0.00476008" calcext:value-type="float">
            <text:p>0.00476008</text:p>
          </table:table-cell>
          <table:table-cell office:value-type="float" office:value="0.0771448" calcext:value-type="float">
            <text:p>0.0771448</text:p>
          </table:table-cell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float" office:value="0.00475896" calcext:value-type="float">
            <text:p>0.00475896</text:p>
          </table:table-cell>
          <table:table-cell office:value-type="float" office:value="0.0775324" calcext:value-type="float">
            <text:p>0.0775324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float" office:value="0.00475842" calcext:value-type="float">
            <text:p>0.00475842</text:p>
          </table:table-cell>
          <table:table-cell office:value-type="float" office:value="0.07792" calcext:value-type="float">
            <text:p>0.07792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float" office:value="0.00475812" calcext:value-type="float">
            <text:p>0.00475812</text:p>
          </table:table-cell>
          <table:table-cell office:value-type="float" office:value="0.0783078" calcext:value-type="float">
            <text:p>0.0783078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float" office:value="0.004758" calcext:value-type="float">
            <text:p>0.004758</text:p>
          </table:table-cell>
          <table:table-cell office:value-type="float" office:value="0.0786955" calcext:value-type="float">
            <text:p>0.0786955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float" office:value="0.00475802" calcext:value-type="float">
            <text:p>0.00475802</text:p>
          </table:table-cell>
          <table:table-cell office:value-type="float" office:value="0.0790834" calcext:value-type="float">
            <text:p>0.0790834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0.00475809" calcext:value-type="float">
            <text:p>0.00475809</text:p>
          </table:table-cell>
          <table:table-cell office:value-type="float" office:value="0.0794713" calcext:value-type="float">
            <text:p>0.0794713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float" office:value="0.0047582" calcext:value-type="float">
            <text:p>0.0047582</text:p>
          </table:table-cell>
          <table:table-cell office:value-type="float" office:value="0.0798592" calcext:value-type="float">
            <text:p>0.0798592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  <table:table-cell office:value-type="float" office:value="0.0047583" calcext:value-type="float">
            <text:p>0.0047583</text:p>
          </table:table-cell>
          <table:table-cell office:value-type="float" office:value="0.0802471" calcext:value-type="float">
            <text:p>0.0802471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float" office:value="0.00475839" calcext:value-type="float">
            <text:p>0.00475839</text:p>
          </table:table-cell>
          <table:table-cell office:value-type="float" office:value="0.080635" calcext:value-type="float">
            <text:p>0.080635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0.00475844" calcext:value-type="float">
            <text:p>0.00475844</text:p>
          </table:table-cell>
          <table:table-cell office:value-type="float" office:value="0.0810229" calcext:value-type="float">
            <text:p>0.0810229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float" office:value="0.00475846" calcext:value-type="float">
            <text:p>0.00475846</text:p>
          </table:table-cell>
          <table:table-cell office:value-type="float" office:value="0.0814108" calcext:value-type="float">
            <text:p>0.0814108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0.00475843" calcext:value-type="float">
            <text:p>0.00475843</text:p>
          </table:table-cell>
          <table:table-cell office:value-type="float" office:value="0.0817988" calcext:value-type="float">
            <text:p>0.0817988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0.00475837" calcext:value-type="float">
            <text:p>0.00475837</text:p>
          </table:table-cell>
          <table:table-cell office:value-type="float" office:value="0.0821867" calcext:value-type="float">
            <text:p>0.0821867</text:p>
          </table:table-cell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float" office:value="0.00475827" calcext:value-type="float">
            <text:p>0.00475827</text:p>
          </table:table-cell>
          <table:table-cell office:value-type="float" office:value="0.0825746" calcext:value-type="float">
            <text:p>0.0825746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0.00475814" calcext:value-type="float">
            <text:p>0.00475814</text:p>
          </table:table-cell>
          <table:table-cell office:value-type="float" office:value="0.0829626" calcext:value-type="float">
            <text:p>0.082962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00475798" calcext:value-type="float">
            <text:p>0.00475798</text:p>
          </table:table-cell>
          <table:table-cell office:value-type="float" office:value="0.0833505" calcext:value-type="float">
            <text:p>0.0833505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float" office:value="0.00475782" calcext:value-type="float">
            <text:p>0.00475782</text:p>
          </table:table-cell>
          <table:table-cell office:value-type="float" office:value="0.0837384" calcext:value-type="float">
            <text:p>0.0837384</text:p>
          </table:table-cell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float" office:value="0.00475767" calcext:value-type="float">
            <text:p>0.00475767</text:p>
          </table:table-cell>
          <table:table-cell office:value-type="float" office:value="0.0841263" calcext:value-type="float">
            <text:p>0.0841263</text:p>
          </table:table-cell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float" office:value="0.00475759" calcext:value-type="float">
            <text:p>0.00475759</text:p>
          </table:table-cell>
          <table:table-cell office:value-type="float" office:value="0.0845142" calcext:value-type="float">
            <text:p>0.0845142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float" office:value="0.0047576" calcext:value-type="float">
            <text:p>0.0047576</text:p>
          </table:table-cell>
          <table:table-cell office:value-type="float" office:value="0.084902" calcext:value-type="float">
            <text:p>0.084902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float" office:value="0.00475779" calcext:value-type="float">
            <text:p>0.00475779</text:p>
          </table:table-cell>
          <table:table-cell office:value-type="float" office:value="0.0852898" calcext:value-type="float">
            <text:p>0.0852898</text:p>
          </table:table-cell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float" office:value="0.00475823" calcext:value-type="float">
            <text:p>0.00475823</text:p>
          </table:table-cell>
          <table:table-cell office:value-type="float" office:value="0.0856776" calcext:value-type="float">
            <text:p>0.0856776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0.00475887" calcext:value-type="float">
            <text:p>0.00475887</text:p>
          </table:table-cell>
          <table:table-cell office:value-type="float" office:value="0.0860651" calcext:value-type="float">
            <text:p>0.0860651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float" office:value="0.00476045" calcext:value-type="float">
            <text:p>0.00476045</text:p>
          </table:table-cell>
          <table:table-cell office:value-type="float" office:value="0.0864525" calcext:value-type="float">
            <text:p>0.0864525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table:style-name="ce1" office:value-type="float" office:value="0.00476238" calcext:value-type="float">
            <text:p>0.00476238</text:p>
          </table:table-cell>
          <table:table-cell table:style-name="ce1" office:value-type="float" office:value="0.0868403" calcext:value-type="float">
            <text:p>0.0868403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0.00476451" calcext:value-type="float">
            <text:p>0.00476451</text:p>
          </table:table-cell>
          <table:table-cell office:value-type="float" office:value="0.0872281" calcext:value-type="float">
            <text:p>0.0872281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table:style-name="ce1" office:value-type="float" office:value="0.00476598" calcext:value-type="float">
            <text:p>0.00476598</text:p>
          </table:table-cell>
          <table:table-cell table:style-name="ce1" office:value-type="float" office:value="0.0876168" calcext:value-type="float">
            <text:p>0.0876168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float" office:value="0.00476492" calcext:value-type="float">
            <text:p>0.00476492</text:p>
          </table:table-cell>
          <table:table-cell office:value-type="float" office:value="0.0880055" calcext:value-type="float">
            <text:p>0.0880055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0.00476309" calcext:value-type="float">
            <text:p>0.00476309</text:p>
          </table:table-cell>
          <table:table-cell office:value-type="float" office:value="0.0883934" calcext:value-type="float">
            <text:p>0.0883934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0.00476107" calcext:value-type="float">
            <text:p>0.00476107</text:p>
          </table:table-cell>
          <table:table-cell office:value-type="float" office:value="0.0887813" calcext:value-type="float">
            <text:p>0.0887813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float" office:value="0.00475923" calcext:value-type="float">
            <text:p>0.00475923</text:p>
          </table:table-cell>
          <table:table-cell office:value-type="float" office:value="0.0891687" calcext:value-type="float">
            <text:p>0.0891687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0.00475834" calcext:value-type="float">
            <text:p>0.00475834</text:p>
          </table:table-cell>
          <table:table-cell office:value-type="float" office:value="0.0895562" calcext:value-type="float">
            <text:p>0.0895562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float" office:value="0.00475771" calcext:value-type="float">
            <text:p>0.00475771</text:p>
          </table:table-cell>
          <table:table-cell office:value-type="float" office:value="0.089944" calcext:value-type="float">
            <text:p>0.089944</text:p>
          </table:table-cell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float" office:value="0.00475741" calcext:value-type="float">
            <text:p>0.00475741</text:p>
          </table:table-cell>
          <table:table-cell office:value-type="float" office:value="0.0903317" calcext:value-type="float">
            <text:p>0.0903317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float" office:value="0.00475731" calcext:value-type="float">
            <text:p>0.00475731</text:p>
          </table:table-cell>
          <table:table-cell office:value-type="float" office:value="0.0907195" calcext:value-type="float">
            <text:p>0.0907195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0.00475733" calcext:value-type="float">
            <text:p>0.00475733</text:p>
          </table:table-cell>
          <table:table-cell office:value-type="float" office:value="0.0911074" calcext:value-type="float">
            <text:p>0.0911074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float" office:value="0.00475743" calcext:value-type="float">
            <text:p>0.00475743</text:p>
          </table:table-cell>
          <table:table-cell office:value-type="float" office:value="0.0914953" calcext:value-type="float">
            <text:p>0.0914953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0.00475755" calcext:value-type="float">
            <text:p>0.00475755</text:p>
          </table:table-cell>
          <table:table-cell office:value-type="float" office:value="0.0918832" calcext:value-type="float">
            <text:p>0.0918832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float" office:value="0.00475769" calcext:value-type="float">
            <text:p>0.00475769</text:p>
          </table:table-cell>
          <table:table-cell office:value-type="float" office:value="0.0922712" calcext:value-type="float">
            <text:p>0.0922712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0.00475779" calcext:value-type="float">
            <text:p>0.00475779</text:p>
          </table:table-cell>
          <table:table-cell office:value-type="float" office:value="0.0926591" calcext:value-type="float">
            <text:p>0.0926591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float" office:value="0.00475788" calcext:value-type="float">
            <text:p>0.00475788</text:p>
          </table:table-cell>
          <table:table-cell office:value-type="float" office:value="0.093047" calcext:value-type="float">
            <text:p>0.093047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0.00475792" calcext:value-type="float">
            <text:p>0.00475792</text:p>
          </table:table-cell>
          <table:table-cell office:value-type="float" office:value="0.093435" calcext:value-type="float">
            <text:p>0.093435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0.00475792" calcext:value-type="float">
            <text:p>0.00475792</text:p>
          </table:table-cell>
          <table:table-cell office:value-type="float" office:value="0.0938229" calcext:value-type="float">
            <text:p>0.0938229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float" office:value="0.00475788" calcext:value-type="float">
            <text:p>0.00475788</text:p>
          </table:table-cell>
          <table:table-cell office:value-type="float" office:value="0.0942109" calcext:value-type="float">
            <text:p>0.0942109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0.00475781" calcext:value-type="float">
            <text:p>0.00475781</text:p>
          </table:table-cell>
          <table:table-cell office:value-type="float" office:value="0.0945988" calcext:value-type="float">
            <text:p>0.0945988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0.0047577" calcext:value-type="float">
            <text:p>0.0047577</text:p>
          </table:table-cell>
          <table:table-cell office:value-type="float" office:value="0.0949868" calcext:value-type="float">
            <text:p>0.0949868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0.00475757" calcext:value-type="float">
            <text:p>0.00475757</text:p>
          </table:table-cell>
          <table:table-cell office:value-type="float" office:value="0.0953747" calcext:value-type="float">
            <text:p>0.0953747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float" office:value="0.00475743" calcext:value-type="float">
            <text:p>0.00475743</text:p>
          </table:table-cell>
          <table:table-cell office:value-type="float" office:value="0.0957626" calcext:value-type="float">
            <text:p>0.0957626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0.0047573" calcext:value-type="float">
            <text:p>0.0047573</text:p>
          </table:table-cell>
          <table:table-cell office:value-type="float" office:value="0.0961505" calcext:value-type="float">
            <text:p>0.0961505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float" office:value="0.00475721" calcext:value-type="float">
            <text:p>0.00475721</text:p>
          </table:table-cell>
          <table:table-cell office:value-type="float" office:value="0.0965384" calcext:value-type="float">
            <text:p>0.0965384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0.00475724" calcext:value-type="float">
            <text:p>0.00475724</text:p>
          </table:table-cell>
          <table:table-cell office:value-type="float" office:value="0.0969263" calcext:value-type="float">
            <text:p>0.0969263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0.00475737" calcext:value-type="float">
            <text:p>0.00475737</text:p>
          </table:table-cell>
          <table:table-cell office:value-type="float" office:value="0.0973142" calcext:value-type="float">
            <text:p>0.0973142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0.00475766" calcext:value-type="float">
            <text:p>0.00475766</text:p>
          </table:table-cell>
          <table:table-cell office:value-type="float" office:value="0.0977019" calcext:value-type="float">
            <text:p>0.0977019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0.00475849" calcext:value-type="float">
            <text:p>0.00475849</text:p>
          </table:table-cell>
          <table:table-cell office:value-type="float" office:value="0.0980895" calcext:value-type="float">
            <text:p>0.0980895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0.00475964" calcext:value-type="float">
            <text:p>0.00475964</text:p>
          </table:table-cell>
          <table:table-cell office:value-type="float" office:value="0.0984771" calcext:value-type="float">
            <text:p>0.0984771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0.00476188" calcext:value-type="float">
            <text:p>0.00476188</text:p>
          </table:table-cell>
          <table:table-cell office:value-type="float" office:value="0.0988644" calcext:value-type="float">
            <text:p>0.0988644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table:style-name="ce1" office:value-type="float" office:value="0.00476407" calcext:value-type="float">
            <text:p>0.00476407</text:p>
          </table:table-cell>
          <table:table-cell table:style-name="ce1" office:value-type="float" office:value="0.0992529" calcext:value-type="float">
            <text:p>0.0992529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0.00476461" calcext:value-type="float">
            <text:p>0.00476461</text:p>
          </table:table-cell>
          <table:table-cell office:value-type="float" office:value="0.0996414" calcext:value-type="float">
            <text:p>0.0996414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table:style-name="ce1" office:value-type="float" office:value="0.00476414" calcext:value-type="float">
            <text:p>0.00476414</text:p>
          </table:table-cell>
          <table:table-cell table:style-name="ce1" office:value-type="float" office:value="0.10003" calcext:value-type="float">
            <text:p>0.10003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0.00476203" calcext:value-type="float">
            <text:p>0.00476203</text:p>
          </table:table-cell>
          <table:table-cell office:value-type="float" office:value="0.100418" calcext:value-type="float">
            <text:p>0.100418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0.00475967" calcext:value-type="float">
            <text:p>0.00475967</text:p>
          </table:table-cell>
          <table:table-cell office:value-type="float" office:value="0.100806" calcext:value-type="float">
            <text:p>0.100806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0.00475803" calcext:value-type="float">
            <text:p>0.00475803</text:p>
          </table:table-cell>
          <table:table-cell office:value-type="float" office:value="0.101193" calcext:value-type="float">
            <text:p>0.101193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0.00475664" calcext:value-type="float">
            <text:p>0.00475664</text:p>
          </table:table-cell>
          <table:table-cell office:value-type="float" office:value="0.101581" calcext:value-type="float">
            <text:p>0.101581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0.00475588" calcext:value-type="float">
            <text:p>0.00475588</text:p>
          </table:table-cell>
          <table:table-cell office:value-type="float" office:value="0.101969" calcext:value-type="float">
            <text:p>0.101969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0.00475534" calcext:value-type="float">
            <text:p>0.00475534</text:p>
          </table:table-cell>
          <table:table-cell office:value-type="float" office:value="0.102357" calcext:value-type="float">
            <text:p>0.102357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004755" calcext:value-type="float">
            <text:p>0.004755</text:p>
          </table:table-cell>
          <table:table-cell office:value-type="float" office:value="0.102745" calcext:value-type="float">
            <text:p>0.102745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0.00475479" calcext:value-type="float">
            <text:p>0.00475479</text:p>
          </table:table-cell>
          <table:table-cell office:value-type="float" office:value="0.103133" calcext:value-type="float">
            <text:p>0.103133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0.00475465" calcext:value-type="float">
            <text:p>0.00475465</text:p>
          </table:table-cell>
          <table:table-cell office:value-type="float" office:value="0.103521" calcext:value-type="float">
            <text:p>0.103521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0.00475455" calcext:value-type="float">
            <text:p>0.00475455</text:p>
          </table:table-cell>
          <table:table-cell office:value-type="float" office:value="0.103909" calcext:value-type="float">
            <text:p>0.103909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0.00475443" calcext:value-type="float">
            <text:p>0.00475443</text:p>
          </table:table-cell>
          <table:table-cell office:value-type="float" office:value="0.104297" calcext:value-type="float">
            <text:p>0.104297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0.0047543" calcext:value-type="float">
            <text:p>0.0047543</text:p>
          </table:table-cell>
          <table:table-cell office:value-type="float" office:value="0.104685" calcext:value-type="float">
            <text:p>0.104685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0.00475413" calcext:value-type="float">
            <text:p>0.00475413</text:p>
          </table:table-cell>
          <table:table-cell office:value-type="float" office:value="0.105073" calcext:value-type="float">
            <text:p>0.105073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0.00475393" calcext:value-type="float">
            <text:p>0.00475393</text:p>
          </table:table-cell>
          <table:table-cell office:value-type="float" office:value="0.105461" calcext:value-type="float">
            <text:p>0.105461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0.00475368" calcext:value-type="float">
            <text:p>0.00475368</text:p>
          </table:table-cell>
          <table:table-cell office:value-type="float" office:value="0.105849" calcext:value-type="float">
            <text:p>0.105849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0.0047534" calcext:value-type="float">
            <text:p>0.0047534</text:p>
          </table:table-cell>
          <table:table-cell office:value-type="float" office:value="0.106237" calcext:value-type="float">
            <text:p>0.106237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0.00475308" calcext:value-type="float">
            <text:p>0.00475308</text:p>
          </table:table-cell>
          <table:table-cell office:value-type="float" office:value="0.106625" calcext:value-type="float">
            <text:p>0.106625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0.00475273" calcext:value-type="float">
            <text:p>0.00475273</text:p>
          </table:table-cell>
          <table:table-cell office:value-type="float" office:value="0.107013" calcext:value-type="float">
            <text:p>0.107013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0.00475235" calcext:value-type="float">
            <text:p>0.00475235</text:p>
          </table:table-cell>
          <table:table-cell office:value-type="float" office:value="0.107402" calcext:value-type="float">
            <text:p>0.107402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0.00475196" calcext:value-type="float">
            <text:p>0.00475196</text:p>
          </table:table-cell>
          <table:table-cell office:value-type="float" office:value="0.10779" calcext:value-type="float">
            <text:p>0.10779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0.00475156" calcext:value-type="float">
            <text:p>0.00475156</text:p>
          </table:table-cell>
          <table:table-cell office:value-type="float" office:value="0.108178" calcext:value-type="float">
            <text:p>0.108178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0.00475118" calcext:value-type="float">
            <text:p>0.00475118</text:p>
          </table:table-cell>
          <table:table-cell office:value-type="float" office:value="0.108566" calcext:value-type="float">
            <text:p>0.108566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0.00475086" calcext:value-type="float">
            <text:p>0.00475086</text:p>
          </table:table-cell>
          <table:table-cell office:value-type="float" office:value="0.108954" calcext:value-type="float">
            <text:p>0.108954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0.00475067" calcext:value-type="float">
            <text:p>0.00475067</text:p>
          </table:table-cell>
          <table:table-cell office:value-type="float" office:value="0.109342" calcext:value-type="float">
            <text:p>0.109342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0.00475059" calcext:value-type="float">
            <text:p>0.00475059</text:p>
          </table:table-cell>
          <table:table-cell office:value-type="float" office:value="0.10973" calcext:value-type="float">
            <text:p>0.10973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0.00475055" calcext:value-type="float">
            <text:p>0.00475055</text:p>
          </table:table-cell>
          <table:table-cell office:value-type="float" office:value="0.110118" calcext:value-type="float">
            <text:p>0.110118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0.0047514" calcext:value-type="float">
            <text:p>0.0047514</text:p>
          </table:table-cell>
          <table:table-cell office:value-type="float" office:value="0.110506" calcext:value-type="float">
            <text:p>0.110506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table:style-name="ce1" office:value-type="float" office:value="0.00475254" calcext:value-type="float">
            <text:p>0.00475254</text:p>
          </table:table-cell>
          <table:table-cell table:style-name="ce1" office:value-type="float" office:value="0.110895" calcext:value-type="float">
            <text:p>0.110895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0.00475326" calcext:value-type="float">
            <text:p>0.00475326</text:p>
          </table:table-cell>
          <table:table-cell office:value-type="float" office:value="0.111283" calcext:value-type="float">
            <text:p>0.111283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table:style-name="ce1" office:value-type="float" office:value="0.00475304" calcext:value-type="float">
            <text:p>0.00475304</text:p>
          </table:table-cell>
          <table:table-cell table:style-name="ce1" office:value-type="float" office:value="0.111672" calcext:value-type="float">
            <text:p>0.111672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0.00475064" calcext:value-type="float">
            <text:p>0.00475064</text:p>
          </table:table-cell>
          <table:table-cell office:value-type="float" office:value="0.112061" calcext:value-type="float">
            <text:p>0.112061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table:style-name="ce1" office:value-type="float" office:value="0.00474795" calcext:value-type="float">
            <text:p>0.00474795</text:p>
          </table:table-cell>
          <table:table-cell table:style-name="ce1" office:value-type="float" office:value="0.112449" calcext:value-type="float">
            <text:p>0.112449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0.00474559" calcext:value-type="float">
            <text:p>0.00474559</text:p>
          </table:table-cell>
          <table:table-cell office:value-type="float" office:value="0.112838" calcext:value-type="float">
            <text:p>0.112838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0.00474324" calcext:value-type="float">
            <text:p>0.00474324</text:p>
          </table:table-cell>
          <table:table-cell office:value-type="float" office:value="0.113226" calcext:value-type="float">
            <text:p>0.113226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0.00474135" calcext:value-type="float">
            <text:p>0.00474135</text:p>
          </table:table-cell>
          <table:table-cell office:value-type="float" office:value="0.113614" calcext:value-type="float">
            <text:p>0.113614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0.00473966" calcext:value-type="float">
            <text:p>0.00473966</text:p>
          </table:table-cell>
          <table:table-cell office:value-type="float" office:value="0.114003" calcext:value-type="float">
            <text:p>0.114003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0.00473821" calcext:value-type="float">
            <text:p>0.00473821</text:p>
          </table:table-cell>
          <table:table-cell office:value-type="float" office:value="0.114391" calcext:value-type="float">
            <text:p>0.114391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table:style-name="ce1" office:value-type="float" office:value="0.00473689" calcext:value-type="float">
            <text:p>0.00473689</text:p>
          </table:table-cell>
          <table:table-cell table:style-name="ce1" office:value-type="float" office:value="0.11478" calcext:value-type="float">
            <text:p>0.11478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0.00473564" calcext:value-type="float">
            <text:p>0.00473564</text:p>
          </table:table-cell>
          <table:table-cell office:value-type="float" office:value="0.115169" calcext:value-type="float">
            <text:p>0.115169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0.00473445" calcext:value-type="float">
            <text:p>0.00473445</text:p>
          </table:table-cell>
          <table:table-cell office:value-type="float" office:value="0.115557" calcext:value-type="float">
            <text:p>0.115557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0.00473328" calcext:value-type="float">
            <text:p>0.00473328</text:p>
          </table:table-cell>
          <table:table-cell office:value-type="float" office:value="0.115946" calcext:value-type="float">
            <text:p>0.115946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0.00473211" calcext:value-type="float">
            <text:p>0.00473211</text:p>
          </table:table-cell>
          <table:table-cell office:value-type="float" office:value="0.116335" calcext:value-type="float">
            <text:p>0.116335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0.00473089" calcext:value-type="float">
            <text:p>0.00473089</text:p>
          </table:table-cell>
          <table:table-cell office:value-type="float" office:value="0.116724" calcext:value-type="float">
            <text:p>0.116724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table:style-name="ce1" office:value-type="float" office:value="0.00472964" calcext:value-type="float">
            <text:p>0.00472964</text:p>
          </table:table-cell>
          <table:table-cell table:style-name="ce1" office:value-type="float" office:value="0.117113" calcext:value-type="float">
            <text:p>0.117113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0.0047283" calcext:value-type="float">
            <text:p>0.0047283</text:p>
          </table:table-cell>
          <table:table-cell office:value-type="float" office:value="0.117502" calcext:value-type="float">
            <text:p>0.117502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0.00472698" calcext:value-type="float">
            <text:p>0.00472698</text:p>
          </table:table-cell>
          <table:table-cell office:value-type="float" office:value="0.117891" calcext:value-type="float">
            <text:p>0.117891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0.00472555" calcext:value-type="float">
            <text:p>0.00472555</text:p>
          </table:table-cell>
          <table:table-cell office:value-type="float" office:value="0.11828" calcext:value-type="float">
            <text:p>0.11828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0.00472417" calcext:value-type="float">
            <text:p>0.00472417</text:p>
          </table:table-cell>
          <table:table-cell office:value-type="float" office:value="0.118669" calcext:value-type="float">
            <text:p>0.118669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0.00472296" calcext:value-type="float">
            <text:p>0.00472296</text:p>
          </table:table-cell>
          <table:table-cell office:value-type="float" office:value="0.119058" calcext:value-type="float">
            <text:p>0.119058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0.00472202" calcext:value-type="float">
            <text:p>0.00472202</text:p>
          </table:table-cell>
          <table:table-cell office:value-type="float" office:value="0.119447" calcext:value-type="float">
            <text:p>0.119447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0.00472161" calcext:value-type="float">
            <text:p>0.00472161</text:p>
          </table:table-cell>
          <table:table-cell office:value-type="float" office:value="0.119836" calcext:value-type="float">
            <text:p>0.119836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table:style-name="ce1" office:value-type="float" office:value="0.00472147" calcext:value-type="float">
            <text:p>0.00472147</text:p>
          </table:table-cell>
          <table:table-cell table:style-name="ce1" office:value-type="float" office:value="0.120225" calcext:value-type="float">
            <text:p>0.120225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0.00472162" calcext:value-type="float">
            <text:p>0.00472162</text:p>
          </table:table-cell>
          <table:table-cell office:value-type="float" office:value="0.120614" calcext:value-type="float">
            <text:p>0.120614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0.0047219" calcext:value-type="float">
            <text:p>0.0047219</text:p>
          </table:table-cell>
          <table:table-cell office:value-type="float" office:value="0.121003" calcext:value-type="float">
            <text:p>0.121003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0.00472224" calcext:value-type="float">
            <text:p>0.00472224</text:p>
          </table:table-cell>
          <table:table-cell office:value-type="float" office:value="0.121392" calcext:value-type="float">
            <text:p>0.121392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table:style-name="ce1" office:value-type="float" office:value="0.00472258" calcext:value-type="float">
            <text:p>0.00472258</text:p>
          </table:table-cell>
          <table:table-cell table:style-name="ce1" office:value-type="float" office:value="0.121781" calcext:value-type="float">
            <text:p>0.12178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472285" calcext:value-type="float">
            <text:p>0.00472285</text:p>
          </table:table-cell>
          <table:table-cell office:value-type="float" office:value="0.12217" calcext:value-type="float">
            <text:p>0.12217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float" office:value="0.00472315" calcext:value-type="float">
            <text:p>0.00472315</text:p>
          </table:table-cell>
          <table:table-cell office:value-type="float" office:value="0.12256" calcext:value-type="float">
            <text:p>0.12256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0.00472345" calcext:value-type="float">
            <text:p>0.00472345</text:p>
          </table:table-cell>
          <table:table-cell office:value-type="float" office:value="0.122949" calcext:value-type="float">
            <text:p>0.122949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table:style-name="ce1" office:value-type="float" office:value="0.00472387" calcext:value-type="float">
            <text:p>0.00472387</text:p>
          </table:table-cell>
          <table:table-cell table:style-name="ce1" office:value-type="float" office:value="0.123338" calcext:value-type="float">
            <text:p>0.123338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0.00472453" calcext:value-type="float">
            <text:p>0.00472453</text:p>
          </table:table-cell>
          <table:table-cell office:value-type="float" office:value="0.123726" calcext:value-type="float">
            <text:p>0.123726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table:style-name="ce1" office:value-type="float" office:value="0.0047255" calcext:value-type="float">
            <text:p>0.0047255</text:p>
          </table:table-cell>
          <table:table-cell table:style-name="ce1" office:value-type="float" office:value="0.124115" calcext:value-type="float">
            <text:p>0.124115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float" office:value="0.00472709" calcext:value-type="float">
            <text:p>0.00472709</text:p>
          </table:table-cell>
          <table:table-cell office:value-type="float" office:value="0.124504" calcext:value-type="float">
            <text:p>0.124504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0.0047291" calcext:value-type="float">
            <text:p>0.0047291</text:p>
          </table:table-cell>
          <table:table-cell office:value-type="float" office:value="0.124892" calcext:value-type="float">
            <text:p>0.124892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0.00473209" calcext:value-type="float">
            <text:p>0.00473209</text:p>
          </table:table-cell>
          <table:table-cell office:value-type="float" office:value="0.12528" calcext:value-type="float">
            <text:p>0.12528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table:style-name="ce1" office:value-type="float" office:value="0.00473534" calcext:value-type="float">
            <text:p>0.00473534</text:p>
          </table:table-cell>
          <table:table-cell table:style-name="ce1" office:value-type="float" office:value="0.125669" calcext:value-type="float">
            <text:p>0.125669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float" office:value="0.00473929" calcext:value-type="float">
            <text:p>0.00473929</text:p>
          </table:table-cell>
          <table:table-cell office:value-type="float" office:value="0.126057" calcext:value-type="float">
            <text:p>0.126057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0.00474257" calcext:value-type="float">
            <text:p>0.00474257</text:p>
          </table:table-cell>
          <table:table-cell office:value-type="float" office:value="0.126447" calcext:value-type="float">
            <text:p>0.126447</text:p>
          </table:table-cell>
        </table:table-row>
        <table:table-row table:style-name="ro1">
          <table:table-cell office:value-type="float" office:value="8195" calcext:value-type="float">
            <text:p>8195</text:p>
          </table:table-cell>
          <table:table-cell office:value-type="float" office:value="0.00474251" calcext:value-type="float">
            <text:p>0.00474251</text:p>
          </table:table-cell>
          <table:table-cell office:value-type="float" office:value="0.126823" calcext:value-type="float">
            <text:p>0.126823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float" office:value="0.00474164" calcext:value-type="float">
            <text:p>0.00474164</text:p>
          </table:table-cell>
          <table:table-cell office:value-type="float" office:value="0.127198" calcext:value-type="float">
            <text:p>0.127198</text:p>
          </table:table-cell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0.00474071" calcext:value-type="float">
            <text:p>0.00474071</text:p>
          </table:table-cell>
          <table:table-cell office:value-type="float" office:value="0.127573" calcext:value-type="float">
            <text:p>0.127573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0.00473964" calcext:value-type="float">
            <text:p>0.00473964</text:p>
          </table:table-cell>
          <table:table-cell office:value-type="float" office:value="0.127948" calcext:value-type="float">
            <text:p>0.127948</text:p>
          </table:table-cell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float" office:value="0.0047385" calcext:value-type="float">
            <text:p>0.0047385</text:p>
          </table:table-cell>
          <table:table-cell office:value-type="float" office:value="0.128323" calcext:value-type="float">
            <text:p>0.128323</text:p>
          </table:table-cell>
        </table:table-row>
        <table:table-row table:style-name="ro1">
          <table:table-cell office:value-type="float" office:value="8157" calcext:value-type="float">
            <text:p>8157</text:p>
          </table:table-cell>
          <table:table-cell table:style-name="ce1" office:value-type="float" office:value="0.00473722" calcext:value-type="float">
            <text:p>0.00473722</text:p>
          </table:table-cell>
          <table:table-cell table:style-name="ce1" office:value-type="float" office:value="0.128698" calcext:value-type="float">
            <text:p>0.1286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30T00:31:56.891991566</dc:date>
    <meta:editing-duration>PT5M26S</meta:editing-duration>
    <meta:editing-cycles>1</meta:editing-cycles>
    <meta:document-statistic meta:table-count="1" meta:cell-count="999" meta:object-count="0"/>
    <meta:generator>LibreOffice/6.0.7.3$Linux_X86_64 LibreOffice_project/00m0$Build-3</meta:generator>
  </office:meta>
</office:document-meta>
</file>